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0d2" officeooo:paragraph-rsid="000d50d2"/>
    </style:style>
    <style:style style:name="T1" style:family="text">
      <style:text-properties officeooo:rsid="000e2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6:35:29.395474393</meta:creation-date>
    <dc:date>2019-06-12T16:48:59.734028941</dc:date>
    <meta:editing-duration>PT25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